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20pt" officeooo:rsid="000e895e" officeooo:paragraph-rsid="000e895e" style:font-size-asian="20pt" style:font-size-complex="20pt"/>
    </style:style>
    <style:style style:name="P2" style:family="paragraph" style:parent-style-name="Heading_20_1">
      <style:text-properties officeooo:rsid="00104b7e" officeooo:paragraph-rsid="00104b7e"/>
    </style:style>
    <style:style style:name="P3" style:family="paragraph" style:parent-style-name="Text_20_body" style:list-style-name="L1">
      <style:text-properties style:font-name="Arial1" fo:font-size="12pt" style:text-underline-style="none" fo:font-weight="normal" officeooo:rsid="001319ec" officeooo:paragraph-rsid="001319ec" style:font-size-asian="10.5pt" style:font-weight-asian="normal" style:font-size-complex="12pt" style:font-weight-complex="normal"/>
    </style:style>
    <style:style style:name="P4" style:family="paragraph" style:parent-style-name="Text_20_body" style:list-style-name="L1">
      <style:text-properties style:font-name="Arial1" fo:font-size="12pt" style:text-underline-style="none" fo:font-weight="normal" officeooo:rsid="00139b52" officeooo:paragraph-rsid="00139b52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paragraph-rsid="00126a4d"/>
    </style:style>
    <style:style style:name="P6" style:family="paragraph" style:parent-style-name="Text_20_body" style:list-style-name="L3">
      <style:paragraph-properties fo:text-align="start" style:justify-single-word="false"/>
      <style:text-properties officeooo:paragraph-rsid="00126a4d"/>
    </style:style>
    <style:style style:name="P7" style:family="paragraph" style:parent-style-name="Text_20_body" style:list-style-name="L3">
      <style:paragraph-properties fo:text-align="start" style:justify-single-word="false"/>
      <style:text-properties officeooo:rsid="00126a4d" officeooo:paragraph-rsid="00126a4d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solid" style:text-underline-width="auto" style:text-underline-color="font-color" officeooo:rsid="0057d8e8"/>
    </style:style>
    <style:style style:name="T3" style:family="text">
      <style:text-properties style:font-name="Arial1" fo:font-size="15pt" style:text-underline-style="none" style:font-size-asian="13.1000003814697pt" style:font-size-complex="15pt"/>
    </style:style>
    <style:style style:name="T4" style:family="text">
      <style:text-properties style:font-name="Arial1" officeooo:rsid="00104b7e"/>
    </style:style>
    <style:style style:name="T5" style:family="text">
      <style:text-properties style:font-name="Arial1" officeooo:rsid="0057d8e8"/>
    </style:style>
    <style:style style:name="T6" style:family="text">
      <style:text-properties officeooo:rsid="001cbeef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ndom C++ Notes</text:h>
      <text:p text:style-name="P5"><text:span text:style-name="T2">Notes</text:span><text:span text:style-name="T5">:</text:span></text:p>
      <text:list xml:id="list222470" text:style-name="L3">
        <text:list-item>
          <text:p text:style-name="P7"><text:span text:style-name="T4">T</text:span><text:span text:style-name="T1">his contains random notes not found in books or tutorial or whatever. Search for the [SECTION] keyword to find sections</text:span></text:p>
        </text:list-item>
        <text:list-item>
          <text:p text:style-name="P6"><text:span text:style-name="T4">Include the [SECTION] note. Subject lines like the below will be what the next block will be about. </text:span><text:span text:style-name="T5"><text:line-break/></text:span></text:p>
        </text:list-item>
      </text:list>
      <text:h text:style-name="P2" text:outline-level="1"><draw:line text:anchor-type="paragraph" draw:z-index="0" draw:name="Horizontal line 1" draw:style-name="gr1" draw:text-style-name="P8" svg:x1="7.3555in" svg:y1="0.0972in" svg:x2="-0.2071in" svg:y2="0.0972in"><text:p/></draw:line><text:span text:style-name="T3">[SECTION] - Macros</text:span></text:h>
      <text:list xml:id="list549931768" text:style-name="L1">
        <text:list-item>
          <text:p text:style-name="P3">Using <text:span text:style-name="T7">#define</text:span> can be used to create a macro. In C++, a macro is a rule that defines how input text is converted into replacement output text</text:p>
        </text:list-item>
        <text:list-item>
          <text:p text:style-name="P4">Two basic types: object-like macros, and function-like macr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style:font-name="Arial" fo:font-family="Arial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0T08:53:37.836000000</dc:date>
    <meta:editing-duration>PT4M48S</meta:editing-duration>
    <meta:editing-cycles>8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7" meta:word-count="84" meta:character-count="466" meta:non-whitespace-character-count="391"/>
  </office:meta>
</office:document-meta>
</file>